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835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2.169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Module</text:p>
          </table:table-cell>
          <table:table-cell office:value-type="string" table:style-name="ce1">
            <text:p>Version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Home-Linux</text:p>
          </table:table-cell>
          <table:table-cell office:value-type="string" table:style-name="ce1">
            <text:p>Home-Win</text:p>
          </table:table-cell>
          <table:table-cell office:value-type="string" table:style-name="ce1">
            <text:p>Office-Win</text:p>
          </table:table-cell>
          <table:table-cell office:value-type="string" table:style-name="ce1">
            <text:p>En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p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n-unicode-conso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e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cwidth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rllib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ritempl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raitle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nowballstemm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mplegener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upt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e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ytz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yg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yflak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ydocsty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ycodesty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mpt-toolk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kles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p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cca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upsa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dow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nja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d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va2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typ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yth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ython-genut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tp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ke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ke8-polyfil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ke8-docstr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angorestframewo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trib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or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esch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eap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eapi-c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d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if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pep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a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jango-pygments</text:p>
          </table:table-cell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database-ranges>
        <table:database-range table:target-range-address="Sheet1.A1:Sheet1.G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ran Sahu</meta:initial-creator>
    <dc:creator>Toran Sahu</dc:creator>
    <meta:creation-date>2017-10-04T12:17:58Z</meta:creation-date>
    <dc:date>2017-10-04T12:24:52Z</dc:date>
  </office:meta>
</office:document-meta>
</file>